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end" style:justify-single-word="false" fo:text-indent="0cm" style:auto-text-indent="false"/>
      <style:text-properties fo:color="#00000a" style:font-name="DejaVu Sans Mono" fo:font-size="10pt" fo:language="ca" fo:country="ES" officeooo:rsid="0012bbc3" officeooo:paragraph-rsid="0012bbc3" style:font-name-asian="Arial" style:font-size-asian="8.75pt" style:font-name-complex="Arial" style:font-size-complex="10pt"/>
    </style:style>
    <style:style style:name="P2" style:family="paragraph" style:parent-style-name="Standard">
      <style:paragraph-properties fo:margin-left="0cm" fo:margin-right="0cm" fo:margin-top="0cm" fo:margin-bottom="0cm" loext:contextual-spacing="false" fo:text-align="end" style:justify-single-word="false" fo:text-indent="0cm" style:auto-text-indent="false"/>
      <style:text-properties fo:color="#00000a" style:font-name="DejaVu Sans Mono" fo:font-size="10pt" fo:language="ca" fo:country="ES" officeooo:paragraph-rsid="0012bbc3" style:font-name-asian="Arial" style:font-size-asian="8.75pt" style:font-name-complex="Arial" style:font-size-complex="10pt"/>
    </style:style>
    <style:style style:name="P3"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a" style:font-name="DejaVu Sans Mono" fo:font-size="14pt" fo:language="ca" fo:country="ES" fo:font-weight="bold" officeooo:rsid="0012bbc3" officeooo:paragraph-rsid="0012bbc3" style:font-name-asian="Arial" style:font-size-asian="14pt" style:font-weight-asian="bold" style:font-name-complex="Arial" style:font-size-complex="14pt" style:font-weight-complex="bold"/>
    </style:style>
    <style:style style:name="P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a" style:font-name="Nimbus Sans L" fo:font-size="12pt" fo:language="ca" fo:country="ES" officeooo:rsid="0012bbc3" officeooo:paragraph-rsid="0012bbc3" style:font-name-asian="Arial" style:font-size-asian="10.5pt" style:font-name-complex="Arial" style:font-size-complex="12pt"/>
    </style:style>
    <style:style style:name="P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a" style:font-name="Nimbus Sans L" fo:font-size="12pt" fo:language="ca" fo:country="ES" officeooo:rsid="0012bbc3" officeooo:paragraph-rsid="0012bbc3" style:font-name-asian="Arial" style:font-size-asian="10.5pt" style:font-name-complex="Arial" style:font-size-complex="12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a" style:font-name="Nimbus Sans L" fo:font-size="12pt" fo:language="ca" fo:country="ES" officeooo:rsid="0012bbc3" officeooo:paragraph-rsid="0012bbc3" style:font-name-asian="Arial" style:font-size-asian="12pt" style:font-name-complex="Arial" style:font-size-complex="12pt"/>
    </style:style>
    <style:style style:name="P7" style:family="paragraph" style:parent-style-name="Standard">
      <style:paragraph-properties fo:margin-left="0cm" fo:margin-right="0cm" fo:margin-top="0cm" fo:margin-bottom="0cm" loext:contextual-spacing="false" fo:text-align="end" style:justify-single-word="false" fo:text-indent="0cm" style:auto-text-indent="false"/>
      <style:text-properties fo:color="#00000a" style:font-name="Nimbus Sans L" fo:font-size="10pt" fo:language="ca" fo:country="ES" officeooo:rsid="0012bbc3" officeooo:paragraph-rsid="0012bbc3" style:font-name-asian="Arial" style:font-size-asian="8.75pt" style:font-name-complex="Arial" style:font-size-complex="10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a" style:font-name="Nimbus Sans L" fo:font-size="10pt" fo:language="ca" fo:country="ES" officeooo:paragraph-rsid="0012bbc3" style:font-name-asian="Arial" style:font-size-asian="8.75pt" style:font-name-complex="Arial" style:font-size-complex="10pt"/>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a" style:font-name="Nimbus Sans L" fo:font-size="13pt" fo:language="ca" fo:country="ES" fo:font-weight="bold" officeooo:rsid="0012bbc3" officeooo:paragraph-rsid="0012bbc3" style:font-name-asian="Arial" style:font-size-asian="13pt" style:font-weight-asian="bold" style:font-name-complex="Arial" style:font-size-complex="13pt" style:font-weight-complex="bold"/>
    </style:style>
    <style:style style:name="P10"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a" style:font-name="Nimbus Sans L" fo:font-size="11pt" fo:language="ca" fo:country="ES" officeooo:rsid="0012bbc3" officeooo:paragraph-rsid="0012bbc3" style:font-name-asian="Arial" style:font-size-asian="11pt" style:font-name-complex="Arial" style:font-size-complex="11pt"/>
    </style:style>
    <style:style style:name="P11"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a" style:font-name="Nimbus Sans L" fo:font-size="14pt" fo:language="ca" fo:country="ES" fo:font-weight="bold" officeooo:rsid="0012bbc3" officeooo:paragraph-rsid="0012bbc3" style:font-name-asian="Arial" style:font-size-asian="14pt" style:font-weight-asian="bold" style:font-name-complex="Arial" style:font-size-complex="14pt" style:font-weight-complex="bold"/>
    </style:style>
    <style:style style:name="T1" style:family="text">
      <style:text-properties style:font-name="Nimbus Sans L"/>
    </style:style>
    <style:style style:name="T2" style:family="text">
      <style:text-properties style:font-name="Nimbus Sans L" officeooo:rsid="0012bbc3"/>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text:span text:style-name="T1">estor de Documents</text:span></text:p>
      <text:p text:style-name="P11">Comentaris sobre els mètodes de cerca de semblances</text:p>
      <text:p text:style-name="P4"/>
      <text:p text:style-name="P7">Grup 14.3</text:p>
      <text:p text:style-name="P7">Català Montaner, Marc</text:p>
      <text:p text:style-name="P1"><text:a xlink:type="simple" xlink:href="mailto:marc.catala.montaner@est.fib.upc.edu" text:style-name="Internet_20_link" text:visited-style-name="Visited_20_Internet_20_Link"><text:span text:style-name="T1">marc.catala.montaner@est.fib.upc.edu</text:span></text:a></text:p>
      <text:p text:style-name="P7">Fors Munar, Adrià</text:p>
      <text:p text:style-name="P1"><text:a xlink:type="simple" xlink:href="mailto:adria.fors@est.fib.upc.edu" text:style-name="Internet_20_link" text:visited-style-name="Visited_20_Internet_20_Link"><text:span text:style-name="T1">adria.fors@est.fib.upc.edu</text:span></text:a></text:p>
      <text:p text:style-name="P7">Rodríguez Gutiérrez, Sergio</text:p>
      <text:p text:style-name="P2"><text:a xlink:type="simple" xlink:href="mailto:sergio.rodriguez.gutierrez@est.fib.upc.edu" text:style-name="Internet_20_link" text:visited-style-name="Visited_20_Internet_20_Link"><text:span text:style-name="T2">sergio.rodriguez.gutierrez@est.fib.upc.edu</text:span></text:a></text:p>
      <text:p text:style-name="P8"/>
      <text:p text:style-name="P6">Els tres mètodes d’avaluació de semblances que hem implementat han estat basats en un espai vectorial, i han estat:</text:p>
      <text:p text:style-name="P6"><text:span text:style-name="T3">1 →</text:span> Espai vectorial de <text:span text:style-name="T3">booleans</text:span> (1 paraula – 1 dimensió). Càlcul de la <text:span text:style-name="T3">distància</text:span> entre dos vectors.</text:p>
      <text:p text:style-name="P6"><text:span text:style-name="T3">2 →</text:span> Espai vectorial de <text:span text:style-name="T3">booleans</text:span> (1 paraula – 1 dimensió). Càlcul del <text:span text:style-name="T3">cosinus</text:span> entre dos vectors.</text:p>
      <text:p text:style-name="P6"><text:span text:style-name="T3">3 →</text:span> Espai vectorial d’<text:span text:style-name="T3">enters</text:span> (x paraules – 1 dimensió amb valor x en el seu corresponent vector) amb <text:span text:style-name="T3">vectors normalitzats</text:span>. Càlcul del la <text:span text:style-name="T3">distància</text:span> entre dos vectors.</text:p>
      <text:p text:style-name="P10"/>
      <text:p text:style-name="P9">Conclusions sobre els sistemes</text:p>
      <text:p text:style-name="P5"/>
      <text:p text:style-name="P5">Ha estat una mica sorprenent constatar que el mètode que ens ha semblat que dóna millors resultats ha estat el més senzill, el primer. El mètode en què fem servir un espai vectorial d’enters pot semblar el més adequat, ja que té en compte la freqüència d’aparició de les diferents paraules en els documents, però no ens ha generat aquesta impressió. Ha resultat que, tot i normalitzant els vectors, aquest sistema sol donar preferència als documents més grans. És a dir, que donat un document d’una mida, sol considerar com a més semblants amb més probabilitat els documents que són més grans que el document amb el qual fem les comparacions.</text:p>
      <text:p text:style-name="P5">Pel que fa als dos sistemes d’anàlisi en l’espai vectorial de booleans, hem trobat resultats variables. Tot i així, el sistema de càlcul del cosinus ha donat resultats menys intuïtius que els que hem aconseguit amb el primer. Per intuïtius volem dir que sortien alguns documents que tenien poc a veure amb l’altre amb el qual el comparàvem. Sembla ser, a més, que dóna una mica més de prioritat als documents petits.</text:p>
      <text:p text:style-name="P5">Per acabar i, com hem dit a l’inici, el sistema que ens ha semblat donar resultats més acurats ha estat el primer. No ha resultat ni molt menys perfecte, però no hem pogut observar que tingui tendència a prioritzar segons la mida dels documents, més aviat resulta en documents de mida més o menys similar. En algunes proves que hem fet, per exemple amb un document que parlava d’una detenció dels Mossos d’Esquadra, ens ha donat uns quants documents com a més semblants que parlaven també del cos de policia.</text:p>
      <text:p text:style-name="P5">És per això que ens sembla que el sistema que dóna resultats més intuïtius pel que entenem com a semblança entre documents és el primer, tot i ser el més senz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1:18:03.225825866</meta:creation-date>
    <dc:date>2016-12-22T11:38:21.901491691</dc:date>
    <meta:editing-duration>PT18S</meta:editing-duration>
    <meta:editing-cycles>1</meta:editing-cycles>
    <meta:generator>LibreOffice/5.1.4.2$Linux_X86_64 LibreOffice_project/10m0$Build-2</meta:generator>
    <meta:document-statistic meta:table-count="0" meta:image-count="0" meta:object-count="0" meta:page-count="1" meta:paragraph-count="18" meta:word-count="412" meta:character-count="2480" meta:non-whitespace-character-count="2083"/>
  </office:meta>
</office:document-meta>
</file>